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paragraph-properties fo:text-align="star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685cm" svg:x="1.4cm" svg:y="1.562cm" presentation:class="subtitle" presentation:user-transformed="true">
          <draw:text-box>
            <text:p text:style-name="P1"><text:span text:style-name="T1">Intent</text:span><text:span text:style-name="T1">入門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2">local mashup</text:p>
          </draw:text-box>
        </draw:frame>
        <draw:frame presentation:style-name="Default-outline1" draw:layer="layout" svg:width="25.199cm" svg:height="13.859cm" svg:x="1.4cm" svg:y="4.914cm" presentation:class="outline">
          <draw:text-box>
            <text:list text:style-name="L3">
              <text:list-item>
                <text:p>導入済みなアプリとの連携が可能</text:p>
                <text:p/>
              </text:list-item>
              <text:list-item>
                <text:p>端末の中でmashupでき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2">明示的Int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次の画面はコードに記述される</text:p>
                <text:p/>
              </text:list-item>
              <text:list-item>
                <text:p>new Intent(this, NextActivity.class)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amane Toshiaki</meta:initial-creator>
    <meta:creation-date>2011-01-26T15:22:29</meta:creation-date>
    <meta:editing-duration>PT00H12M12S</meta:editing-duration>
    <meta:editing-cycles>2</meta:editing-cycles>
    <dc:date>2011-01-26T15:34:29</dc:date>
    <dc:creator>Yamane Toshiaki</dc:creator>
    <meta:document-statistic meta:object-count="32"/>
    <meta:generator>OpenOffice.org/3.2$Unix OpenOffice.org_project/320m19$Build-9505</meta:generator>
  </office:meta>
</office:document-meta>
</file>